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ab0" officeooo:paragraph-rsid="00014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jout des paquets Nuget</text:p>
      <text:p text:style-name="P1"/>
      <text:p text:style-name="P1">Le package Microsoft.VisualStudio.Web.CodeGeneration.Design 8.0.0 n'est pas compatible avec net6.0 (.NETCoreApp,Version=v6.0). </text:p>
      <text:p text:style-name="P1"/>
      <text:p text:style-name="P1">Le package Microsoft.VisualStudio.Web.CodeGeneration.Design 8.0.0 prend en charge : net8.0 (.NETCoreApp,Version=v8.0) ODJ01_60 G:\Developpement\C#\ODJ01_60\ODJ01_60.csproj 1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8:14:05.321000000</meta:creation-date>
    <dc:date>2024-01-24T16:07:01.089000000</dc:date>
    <meta:editing-duration>PT7H52M55S</meta:editing-duration>
    <meta:editing-cycles>1</meta:editing-cycles>
    <meta:document-statistic meta:table-count="0" meta:image-count="0" meta:object-count="0" meta:page-count="1" meta:paragraph-count="3" meta:word-count="27" meta:character-count="325" meta:non-whitespace-character-count="298"/>
    <meta:generator>LibreOffice/7.6.4.1$Windows_X86_64 LibreOffice_project/e19e193f88cd6c0525a17fb7a176ed8e6a3e2aa1</meta:generator>
  </office:meta>
</office:document-meta>
</file>